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textarea-horizontal-align="justify" draw:textarea-vertical-align="middle" draw:auto-grow-height="false" fo:min-height="11.336cm" fo:min-width="5.278cm"/>
      <style:paragraph-properties style:writing-mode="lr-tb"/>
    </style:style>
    <style:style style:name="gr2" style:family="graphic" style:parent-style-name="Default_20_Drawing_20_Style_5f_1">
      <style:graphic-properties draw:textarea-horizontal-align="justify" draw:textarea-vertical-align="middle" draw:auto-grow-height="false" fo:min-height="2.666cm" fo:min-width="3.834cm"/>
      <style:paragraph-properties style:writing-mode="lr-tb"/>
    </style:style>
    <style:style style:name="gr3" style:family="graphic" style:parent-style-name="Default_20_Drawing_20_Style_5f_1">
      <style:graphic-properties svg:stroke-color="#000000" draw:marker-start="" draw:marker-start-width="0.3cm" draw:marker-end="Arrowheads_20_28" draw:marker-end-width="0.3cm" draw:textarea-vertical-align="middle"/>
    </style:style>
    <style:style style:name="gr4" style:family="graphic" style:parent-style-name="Default_20_Drawing_20_Style_5f_1">
      <style:graphic-properties svg:stroke-width="0.081cm" svg:stroke-color="#000000" draw:marker-start="Arrowheads_20_31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5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2.666cm" fo:min-width="2.389cm"/>
      <style:paragraph-properties style:writing-mode="lr-tb"/>
    </style:style>
    <style:style style:name="gr6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18.698cm" fo:min-width="24.057cm"/>
      <style:paragraph-properties style:writing-mode="lr-tb"/>
    </style:style>
    <style:style style:name="gr7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5.581cm" fo:min-width="2.389cm"/>
      <style:paragraph-properties style:writing-mode="lr-tb"/>
    </style:style>
    <style:style style:name="gr8" style:family="graphic" style:parent-style-name="Default_20_Drawing_20_Style_5f_1">
      <style:graphic-properties svg:stroke-color="#000000" draw:marker-start="" draw:marker-start-width="0.3cm" draw:marker-end="" draw:marker-end-width="0.3cm" draw:textarea-vertical-align="middle"/>
    </style:style>
    <style:style style:name="gr9" style:family="graphic" style:parent-style-name="Default_20_Drawing_20_Style_5f_1">
      <style:graphic-properties svg:stroke-color="#000000" draw:marker-start="" draw:marker-start-width="0.3cm" draw:marker-end="Arrowheads_20_31" draw:marker-end-width="0.3cm" draw:textarea-vertical-align="middle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224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888cm"/>
      <style:paragraph-properties style:writing-mode="lr-tb"/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3.02cm"/>
      <style:paragraph-properties style:writing-mode="lr-tb"/>
    </style:style>
    <style:style style:name="gr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952cm"/>
      <style:paragraph-properties style:writing-mode="lr-tb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638cm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445cm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567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479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604cm"/>
      <style:paragraph-properties style:writing-mode="lr-tb"/>
    </style:style>
    <style:style style:name="gr19" style:family="graphic" style:parent-style-name="Default_20_Drawing_20_Style_5f_1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="none" fo:min-height="2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7.5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7.5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8.69999980926514pt" style:font-size-asian="6pt" style:font-size-complex="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26.200000762939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78cm" svg:height="11.586cm" svg:x="20.622cm" svg:y="9.014cm">
          <text:p text:style-name="P1"><text:span text:style-name="T1">Lime </text:span><text:span text:style-name="T1">PPSD</text:span><text:span text:style-name="T1">O</text:span></text:p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34cm" svg:height="2.916cm" svg:x="11.955cm" svg:y="14.844cm">
          <text:p text:style-name="P1"><text:span text:style-name="T1">gpsdo</text:span><text:span text:style-name="T1">cfg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2.178cm" svg:y1="20.675cm" svg:x2="36.511cm" svg:y2="20.675cm">
          <text:p/>
        </draw:line>
        <draw:line draw:style-name="gr4" draw:text-style-name="P2" draw:layer="layout" svg:x1="16.344cm" svg:y1="16.35cm" svg:x2="18.4cm" svg:y2="16.35cm">
          <text:p/>
        </draw:line>
        <draw:line draw:style-name="gr4" draw:text-style-name="P2" draw:layer="layout" svg:x1="20.65cm" svg:y1="16.35cm" svg:x2="18.4cm" svg:y2="16.35cm">
          <text:p/>
        </draw:line>
        <draw:line draw:style-name="gr3" draw:text-style-name="P2" draw:layer="layout" svg:x1="6.177cm" svg:y1="16.303cm" svg:x2="11.955cm" svg:y2="16.303cm">
          <text:p/>
        </draw:line>
        <draw:custom-shape draw:style-name="gr5" draw:text-style-name="P3" draw:layer="layout" svg:width="2.889cm" svg:height="2.916cm" svg:x="36.511cm" svg:y="19.217cm">
          <text:p text:style-name="P1"><text:span text:style-name="T1">T</text:span><text:span text:style-name="T1">C</text:span><text:span text:style-name="T1">X</text:span><text:span text:style-name="T1">O </text:span><text:span text:style-name="T1">D</text:span><text:span text:style-name="T1">A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557cm" svg:height="18.948cm" svg:x="9.066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89cm" svg:height="5.831cm" svg:x="3.288cm" svg:y="13.387cm">
          <text:p text:style-name="P1"><text:span text:style-name="T1">CM4/CM5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66cm" svg:y1="11.929cm" svg:x2="14.122cm" svg:y2="11.929cm">
          <text:p/>
        </draw:line>
        <draw:line draw:style-name="gr8" draw:text-style-name="P2" draw:layer="layout" svg:x1="9.066cm" svg:y1="12.658cm" svg:x2="14.122cm" svg:y2="12.658cm">
          <text:p/>
        </draw:line>
        <draw:line draw:style-name="gr8" draw:text-style-name="P2" draw:layer="layout" svg:x1="9.066cm" svg:y1="13.387cm" svg:x2="14.122cm" svg:y2="13.387cm">
          <text:p/>
        </draw:line>
        <draw:line draw:style-name="gr8" draw:text-style-name="P2" draw:layer="layout" svg:x1="14.122cm" svg:y1="11.565cm" svg:x2="14.122cm" svg:y2="13.751cm">
          <text:p/>
        </draw:line>
        <draw:line draw:style-name="gr8" draw:text-style-name="P2" draw:layer="layout" svg:x1="14.844cm" svg:y1="11.929cm" svg:x2="14.844cm" svg:y2="13.387cm">
          <text:p/>
        </draw:line>
        <draw:line draw:style-name="gr8" draw:text-style-name="P2" draw:layer="layout" svg:x1="14.844cm" svg:y1="11.929cm" svg:x2="14.122cm" svg:y2="11.565cm">
          <text:p/>
        </draw:line>
        <draw:line draw:style-name="gr8" draw:text-style-name="P2" draw:layer="layout" svg:x1="14.122cm" svg:y1="13.751cm" svg:x2="14.844cm" svg:y2="13.387cm">
          <text:p/>
        </draw:line>
        <draw:line draw:style-name="gr9" draw:text-style-name="P2" draw:layer="layout" svg:x1="14.844cm" svg:y1="12.659cm" svg:x2="20.622cm" svg:y2="12.659cm">
          <text:p/>
        </draw:line>
        <draw:line draw:style-name="gr8" draw:text-style-name="P2" draw:layer="layout" svg:x1="9.066cm" svg:y1="9.014cm" svg:x2="14.122cm" svg:y2="9.014cm">
          <text:p/>
        </draw:line>
        <draw:line draw:style-name="gr8" draw:text-style-name="P2" draw:layer="layout" svg:x1="9.066cm" svg:y1="10.472cm" svg:x2="14.122cm" svg:y2="10.472cm">
          <text:p/>
        </draw:line>
        <draw:line draw:style-name="gr8" draw:text-style-name="P2" draw:layer="layout" svg:x1="14.122cm" svg:y1="8.65cm" svg:x2="14.122cm" svg:y2="10.836cm">
          <text:p/>
        </draw:line>
        <draw:line draw:style-name="gr8" draw:text-style-name="P2" draw:layer="layout" svg:x1="14.844cm" svg:y1="9.014cm" svg:x2="14.844cm" svg:y2="10.472cm">
          <text:p/>
        </draw:line>
        <draw:line draw:style-name="gr8" draw:text-style-name="P2" draw:layer="layout" svg:x1="14.844cm" svg:y1="9.014cm" svg:x2="14.122cm" svg:y2="8.65cm">
          <text:p/>
        </draw:line>
        <draw:line draw:style-name="gr8" draw:text-style-name="P2" draw:layer="layout" svg:x1="14.122cm" svg:y1="10.836cm" svg:x2="14.844cm" svg:y2="10.472cm">
          <text:p/>
        </draw:line>
        <draw:line draw:style-name="gr9" draw:text-style-name="P2" draw:layer="layout" svg:x1="14.844cm" svg:y1="9.744cm" svg:x2="20.622cm" svg:y2="9.744cm">
          <text:p/>
        </draw:line>
        <draw:frame draw:style-name="gr10" draw:text-style-name="P5" draw:layer="layout" svg:width="2.724cm" svg:height="0.713cm" svg:x="16.65cm" svg:y="11.946cm">
          <draw:text-box>
            <text:p><text:span text:style-name="T2">tpulse_internal</text:span></text:p>
          </draw:text-box>
        </draw:frame>
        <draw:frame draw:style-name="gr11" draw:text-style-name="P5" draw:layer="layout" svg:width="2.388cm" svg:height="0.713cm" svg:x="33.763cm" svg:y="19.946cm">
          <draw:text-box>
            <text:p><text:span text:style-name="T2">FPGA_SPI0</text:span></text:p>
          </draw:text-box>
        </draw:frame>
        <draw:frame draw:style-name="gr12" draw:text-style-name="P5" draw:layer="layout" svg:width="3.52cm" svg:height="0.713cm" svg:x="9.066cm" svg:y="8.286cm">
          <draw:text-box>
            <text:p><text:span text:style-name="T2">LMKRF_CLK_OUT4</text:span></text:p>
          </draw:text-box>
        </draw:frame>
        <draw:frame draw:style-name="gr13" draw:text-style-name="P5" draw:layer="layout" svg:width="3.452cm" svg:height="0.713cm" svg:x="9.066cm" svg:y="9.743cm">
          <draw:text-box>
            <text:p><text:span text:style-name="T2">LMK10_CLK_OUT0</text:span></text:p>
          </draw:text-box>
        </draw:frame>
        <draw:frame draw:style-name="gr14" draw:text-style-name="P5" draw:layer="layout" svg:width="2.138cm" svg:height="0.713cm" svg:x="16.65cm" svg:y="9.015cm">
          <draw:text-box>
            <text:p><text:span text:style-name="T2">vctcxo_clk</text:span></text:p>
          </draw:text-box>
        </draw:frame>
        <draw:frame draw:style-name="gr15" draw:text-style-name="P5" draw:layer="layout" svg:width="2.945cm" svg:height="0.713cm" svg:x="9.066cm" svg:y="11.217cm">
          <draw:text-box>
            <text:p><text:span text:style-name="T2">GNSS_TPULSE</text:span></text:p>
          </draw:text-box>
        </draw:frame>
        <draw:frame draw:style-name="gr16" draw:text-style-name="P5" draw:layer="layout" svg:width="3.067cm" svg:height="0.713cm" svg:x="9.066cm" svg:y="11.946cm">
          <draw:text-box>
            <text:p><text:span text:style-name="T2">RPI_SYNC_OUT</text:span></text:p>
          </draw:text-box>
        </draw:frame>
        <draw:frame draw:style-name="gr10" draw:text-style-name="P5" draw:layer="layout" svg:width="2.724cm" svg:height="0.713cm" svg:x="9.066cm" svg:y="12.674cm">
          <draw:text-box>
            <text:p><text:span text:style-name="T2">RPI_SYNC_IN</text:span></text:p>
          </draw:text-box>
        </draw:frame>
        <draw:frame draw:style-name="gr17" draw:text-style-name="P5" draw:layer="layout" svg:width="1.979cm" svg:height="0.713cm" svg:x="6.177cm" svg:y="15.573cm">
          <draw:text-box>
            <text:p><text:span text:style-name="T2">RPI_SP1</text:span></text:p>
          </draw:text-box>
        </draw:frame>
        <draw:frame draw:style-name="gr18" draw:text-style-name="P5" draw:layer="layout" svg:width="3.104cm" svg:height="0.713cm" svg:x="17.733cm" svg:y="14.845cm">
          <draw:text-box>
            <text:p><text:span text:style-name="T2">to/from_gpsdocfg</text:span></text:p>
          </draw:text-box>
        </draw:frame>
        <draw:line draw:style-name="gr8" draw:text-style-name="P2" draw:layer="layout" svg:x1="26.4cm" svg:y1="19.946cm" svg:x2="31.456cm" svg:y2="19.946cm">
          <text:p/>
        </draw:line>
        <draw:line draw:style-name="gr8" draw:text-style-name="P2" draw:layer="layout" svg:x1="29.289cm" svg:y1="21.403cm" svg:x2="31.456cm" svg:y2="21.403cm">
          <text:p/>
        </draw:line>
        <draw:line draw:style-name="gr8" draw:text-style-name="P2" draw:layer="layout" svg:x1="31.455cm" svg:y1="19.581cm" svg:x2="31.455cm" svg:y2="21.767cm">
          <text:p/>
        </draw:line>
        <draw:line draw:style-name="gr8" draw:text-style-name="P2" draw:layer="layout" svg:x1="32.178cm" svg:y1="19.946cm" svg:x2="32.178cm" svg:y2="21.404cm">
          <text:p/>
        </draw:line>
        <draw:line draw:style-name="gr8" draw:text-style-name="P2" draw:layer="layout" svg:x1="32.177cm" svg:y1="19.945cm" svg:x2="31.455cm" svg:y2="19.581cm">
          <text:p/>
        </draw:line>
        <draw:line draw:style-name="gr8" draw:text-style-name="P2" draw:layer="layout" svg:x1="31.455cm" svg:y1="21.767cm" svg:x2="32.177cm" svg:y2="21.403cm">
          <text:p/>
        </draw:line>
        <draw:line draw:style-name="gr8" draw:text-style-name="P2" draw:layer="layout" svg:x1="10.51cm" svg:y1="23.589cm" svg:x2="29.288cm" svg:y2="23.589cm">
          <text:p/>
        </draw:line>
        <draw:line draw:style-name="gr8" draw:text-style-name="P2" draw:layer="layout" svg:x1="29.289cm" svg:y1="23.589cm" svg:x2="29.289cm" svg:y2="21.403cm">
          <text:p/>
        </draw:line>
        <draw:line draw:style-name="gr8" draw:text-style-name="P2" draw:layer="layout" svg:x1="10.51cm" svg:y1="23.59cm" svg:x2="10.51cm" svg:y2="16.302cm">
          <text:p/>
        </draw:line>
        <draw:custom-shape draw:style-name="gr19" draw:text-style-name="P6" draw:layer="layout" svg:width="0.12cm" svg:height="0.111cm" svg:x="10.453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979cm" svg:height="0.713cm" svg:x="10.511cm" svg:y="15.573cm">
          <draw:text-box>
            <text:p><text:span text:style-name="T2">(SS1)</text:span></text:p>
          </draw:text-box>
        </draw:frame>
        <draw:frame draw:style-name="gr17" draw:text-style-name="P5" draw:layer="layout" svg:width="1.979cm" svg:height="0.713cm" svg:x="29.289cm" svg:y="20.691cm">
          <draw:text-box>
            <text:p><text:span text:style-name="T2">(SS2)</text:span></text:p>
          </draw:text-box>
        </draw:frame>
        <draw:frame draw:style-name="gr20" draw:text-style-name="P7" draw:layer="layout" svg:width="13.5cm" svg:height="2.5cm" svg:x="2cm" svg:y="1.75cm">
          <draw:text-box>
            <text:p><text:span text:style-name="T3">LimePSB RPCM Architec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28" draw:display-name="Arrowheads 28" svg:viewBox="0 0 20 20" svg:d="M0 20l10-20 10 20z"/>
    <draw:marker draw:name="Arrowheads_20_31" draw:display-name="Arrowheads 31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shadow="hidden"/>
      <style:text-properties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en" fo:country="GB" fo:font-weight="bold" style:letter-kerning="false" style:font-name-asian="Times New Roman1" style:font-family-asian="'Times New Roman'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style-complex="normal" style:font-weight-complex="bold"/>
    </style:style>
    <style:style style:name="Heading_20_2" style:display-name="Heading 2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false" style:font-name-asian="Segoe UI" style:font-family-asian="'Segoe UI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style:rfc-language-tag="x-none" fo:font-weight="bold" style:letter-kerning="false" style:font-name-asian="Times New Roman1" style:font-family-asian="'Times New Roman'" style:font-pitch-asian="variable" style:font-size-asian="13pt" style:rfc-language-tag-asian="x-none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rfc-language-tag="x-none" fo:font-weight="bold" style:letter-kerning="false" style:font-name-asian="Times New Roman1" style:font-family-asian="'Times New Roman'" style:font-pitch-asian="variable" style:font-size-asian="14pt" style:rfc-language-tag-asian="x-none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fo:language="en" fo:country="GB" fo:font-style="italic" fo:font-weight="bold" style:letter-kerning="false" style:font-name-asian="Times New Roman1" style:font-family-asian="'Times New Roman'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false" style:font-name-asian="Times New Roman1" style:font-family-asian="'Times New Roman'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false" style:font-name-asian="Times New Roman1" style:font-family-asian="'Times New Roman'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fo:font-size="13pt" style:font-size-complex="13pt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dex_20_Link" style:display-name="Index Link" style:family="graphic">
      <style:paragraph-properties style:text-autospace="none"/>
    </style:style>
    <style:style style:name="rynqvb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q4iawc" style:family="graphic">
      <style:paragraph-properties style:text-autospace="none"/>
    </style:style>
    <style:style style:name="viiyi" style:family="graphic">
      <style:paragraph-properties style:text-autospace="none"/>
    </style:style>
    <style:style style:name="jlqj4b" style:family="graphic">
      <style:paragraph-properties style:text-autospace="none"/>
    </style:style>
    <style:style style:name="Unresolved_20_Mention2" style:display-name="Unresolved Mention2" style:family="graphic">
      <style:paragraph-properties style:text-autospace="none"/>
      <style:text-properties fo:color="#605e5c" loext:opacity="100%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Comment_20_Subject_20_Char" style:display-name="Comment Subject Char" style:family="graphic">
      <style:paragraph-properties style:text-autospace="none"/>
      <style:text-properties fo:language="en" fo:country="GB" fo:font-weight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GB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font-size="12pt" fo:language="en" fo:country="GB"/>
    </style:style>
    <style:style style:name="Header_20_Char" style:display-name="Header Char" style:family="graphic">
      <style:paragraph-properties style:text-autospace="none"/>
      <style:text-properties fo:font-size="12pt" fo:language="en" fo:country="GB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No_20_Spacing_20_Char" style:display-name="No Spacing Char" style:family="graphic">
      <style:paragraph-properties style:text-autospace="none"/>
      <style:text-properties style:font-name="Calibri" fo:font-family="Calibri" style:font-family-generic="roman" style:font-pitch="variable" fo:font-size="11pt" style:font-name-complex="Calibri" style:font-family-complex="Calibri" style:font-family-generic-complex="roman" style:font-pitch-complex="variable" style:font-size-complex="11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1pt" fo:language="en" fo:country="GB" style:font-name-complex="Arial" style:font-family-complex="Arial" style:font-family-generic-complex="roman" style:font-pitch-complex="variable" style:font-size-complex="11pt"/>
    </style:style>
    <style:style style:name="Heading_20_8_20_Char" style:display-name="Heading 8 Char" style:family="graphic">
      <style:paragraph-properties style:text-autospace="none"/>
      <style:text-properties fo:font-size="12pt" fo:language="en" fo:country="GB" fo:font-style="italic" style:font-style-complex="italic"/>
    </style:style>
    <style:style style:name="Heading_20_7_20_Char" style:display-name="Heading 7 Char" style:family="graphic">
      <style:paragraph-properties style:text-autospace="none"/>
      <style:text-properties fo:font-size="12pt" fo:language="en" fo:country="GB"/>
    </style:style>
    <style:style style:name="Heading_20_6_20_Char" style:display-name="Heading 6 Char" style:family="graphic">
      <style:paragraph-properties style:text-autospace="none"/>
      <style:text-properties fo:font-size="11pt" fo:language="en" fo:country="GB" fo:font-weight="bold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language="en" fo:country="GB" fo:font-style="italic" fo:font-weight="bold" style:font-size-complex="13pt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size="14pt" style:rfc-language-tag="x-none" fo:font-weight="bold" style:rfc-language-tag-asian="x-none" style:font-size-complex="14pt" style:font-weight-complex="bold"/>
    </style:style>
    <style:style style:name="Heading_20_3_20_Char" style:display-name="Heading 3 Char" style:family="graphic">
      <style:paragraph-properties style:text-autospace="none"/>
      <style:text-properties fo:font-size="13pt" style:rfc-language-tag="x-none" fo:font-weight="bold" style:rfc-language-tag-asian="x-none" style:font-size-complex="13pt" style:font-weight-complex="bold"/>
    </style:style>
    <style:style style:name="Heading_20_2_20_Char" style:display-name="Heading 2 Char" style:family="graphic">
      <style:paragraph-properties style:text-autospace="none"/>
      <style:text-properties fo:font-size="16pt" fo:language="en" fo:country="GB" fo:font-weight="bold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6pt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fo:font-size="18pt" fo:language="en" fo:country="GB" fo:font-weight="bold" style:font-size-complex="16pt" style:font-weight-complex="bold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0" style:display-name="Heading 10" style:family="graphic">
      <style:paragraph-properties fo:margin-top="0.187cm" fo:margin-bottom="0.187cm" fo:text-align="justify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9pt" fo:language="en" fo:country="GB" fo:font-weight="bold" style:letter-kerning="false" style:font-name-asian="Microsoft YaHei1" style:font-family-asian="'Microsoft YaHei'" style:font-pitch-asian="variable" style:font-size-asian="9pt" style:language-asian="en" style:country-asian="US" style:font-weight-asian="bold" style:font-name-complex="Liberation Sans" style:font-family-complex="'Liberation Sans', Arial" style:font-family-generic-complex="roman" style:font-pitch-complex="variable" style:font-size-complex="9pt" style:language-complex="ar" style:country-complex="SA" style:font-weight-complex="bold"/>
    </style:style>
    <style:style style:name="Heading" style:family="graphic"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Frame_20_Contents" style:display-name="Frame Contents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igure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Table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graphic">
      <style:paragraph-properties fo:margin-top="0cm" fo:margin-bottom="0cm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igure" style:family="graphic">
      <style:paragraph-properties fo:margin-top="0.746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en" fo:country="GB" style:letter-kerning="false" style:font-name-asian="Times New Roman1" style:font-family-asian="'Times New Roman'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Contents_20_9" style:display-name="Contents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8" style:display-name="Contents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7" style:display-name="Contents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6" style:display-name="Contents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5" style:display-name="Contents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4" style:display-name="Contents 4" style:family="graphic">
      <style:paragraph-properties fo:margin-left="1.49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3" style:display-name="Contents 3" style:family="graphic">
      <style:paragraph-properties fo:margin-left="0.74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2" style:display-name="Contents 2" style:family="graphic">
      <style:paragraph-properties fo:margin-top="0.746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 style:font-weight-complex="bold"/>
    </style:style>
    <style:style style:name="Contents_20_1" style:display-name="Contents 1" style:family="graphic">
      <style:paragraph-properties fo:margin-top="1.12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use-window-font-color="true" loext:opacity="0%" style:font-name="Cambria" fo:font-family="Cambria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Cambria" style:font-family-complex="Cambria" style:font-family-generic-complex="roman" style:font-pitch-complex="variable" style:font-size-complex="12pt" style:language-complex="ar" style:country-complex="SA" style:font-weight-complex="bold"/>
    </style:style>
    <style:style style:name="Contents_20_Heading" style:display-name="Contents Heading" style:family="graphic">
      <style:paragraph-properties fo:margin-top="1.494cm" fo:margin-bottom="0cm" fo:line-height="115%" fo:text-align="justify" style:text-autospace="none" style:writing-mode="lr-tb"/>
      <style:text-properties fo:color="#365f91" loext:opacity="100%" style:font-name="Cambria" fo:font-family="Cambria" style:font-family-generic="roman" style:font-pitch="variable" fo:font-size="14pt" fo:language="en" fo:country="US" fo:font-weight="bold" style:letter-kerning="false" style:font-name-asian="Times New Roman1" style:font-family-asian="'Times New Roman'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Index_20_Heading" style:display-name="Index Heading" style:family="graphic"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No_20_Spacing" style:display-name="No Spacing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Index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5:13:06.672000000</meta:creation-date>
    <dc:date>2025-10-13T11:18:01.924190068</dc:date>
    <meta:editing-duration>P1DT17H58M41S</meta:editing-duration>
    <meta:editing-cycles>52</meta:editing-cycles>
    <meta:generator>LibreOffice/7.3.7.2$Linux_X86_64 LibreOffice_project/30$Build-2</meta:generator>
    <meta:document-statistic meta:object-count="47"/>
  </office:meta>
</office:document-meta>
</file>